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212023" officeooo:paragraph-rsid="00212023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120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8501202" text:style-name="Outline">
        <text:list-item>
          <text:h text:style-name="P4" text:outline-level="1">imagenes cacheo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text:span text:style-name="T4"><text:tab/></text:span><text:a xlink:type="simple" xlink:href="https://pub.dartlang.org/packages/cached_network_image" text:style-name="Internet_20_link" text:visited-style-name="Visited_20_Internet_20_Link"><text:span text:style-name="T4">cached_network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09-20T22:39:24.575000000</meta:creation-date>
    <meta:editing-duration>PT53M22S</meta:editing-duration>
    <meta:generator>LibreOffice/6.1.0.3$Windows_X86_64 LibreOffice_project/efb621ed25068d70781dc026f7e9c5187a4decd1</meta:generator>
    <dc:date>2018-09-20T23:43:24.812000000</dc:date>
    <meta:document-statistic meta:table-count="0" meta:image-count="0" meta:object-count="0" meta:page-count="2" meta:paragraph-count="9" meta:word-count="18" meta:character-count="149" meta:non-whitespace-character-count="1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